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b2b2b2"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svg:stroke-color="#b2b2b2" draw:fill="solid" draw:fill-color="#eeeee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otted_20__28_var_29_" svg:stroke-color="#333333" draw:fill="solid" draw:fill-color="#ccff99" draw:textarea-horizontal-align="justify" draw:textarea-vertical-align="middle" draw:auto-grow-height="false"/>
    </style:style>
    <style:style style:name="gr6" style:family="graphic" style:parent-style-name="standard">
      <style:graphic-properties svg:stroke-color="#336699" draw:textarea-horizontal-align="justify" draw:textarea-vertical-align="middle" draw:auto-grow-height="false"/>
    </style:style>
    <style:style style:name="gr7" style:family="graphic" style:parent-style-name="standard">
      <style:graphic-properties svg:stroke-color="#66cc00" draw:fill-color="#579d1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1" fo:font-size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text-properties fo:font-size="12pt"/>
    </style:style>
    <style:style style:name="P5" style:family="paragraph">
      <style:paragraph-properties fo:text-align="center"/>
      <style:text-properties style:font-name="Liberation Sans1" fo:font-size="12pt" fo:font-weight="normal" style:font-weight-asian="normal" style:font-weight-complex="normal"/>
    </style:style>
    <style:style style:name="T1" style:family="text">
      <style:text-properties style:font-name="Liberation Sans1" fo:font-size="12pt"/>
    </style:style>
    <style:style style:name="T2" style:family="text">
      <style:text-properties fo:font-size="12pt"/>
    </style:style>
    <style:style style:name="T3" style:family="text">
      <style:text-properties style:font-name="Liberation Sans1" fo:font-size="12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4.188cm" svg:height="2.017cm" svg:x="13.827cm" svg:y="1.036cm">
            <text:p text:style-name="P1"><text:span text:style-name="T1">Work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" draw:text-style-name="P3" draw:layer="layout" svg:width="1.773cm" svg:height="1.932cm" svg:x="18.718cm" svg:y="1.259cm">
              <text:p text:style-name="P1"><text:span text:style-name="T2">Ap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3" draw:layer="layout" svg:width="1.773cm" svg:height="1.932cm" svg:x="18.505cm" svg:y="1.37cm">
              <text:p text:style-name="P1"><text:span text:style-name="T2">Ap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custom-shape draw:style-name="gr1" draw:text-style-name="P3" draw:layer="layout" svg:width="1.773cm" svg:height="1.932cm" svg:x="18.267cm" svg:y="1.492cm">
            <text:p text:style-name="P1"><text:span text:style-name="T2">App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" draw:text-style-name="P2" draw:layer="layout" svg:width="4.181cm" svg:height="2.012cm" svg:x="1.127cm" svg:y="1.38cm">
            <text:p text:style-name="P1"><text:span text:style-name="T1">Swift cli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4.181cm" svg:height="2.012cm" svg:x="13.615cm" svg:y="1.222cm">
            <text:p text:style-name="P1"><text:span text:style-name="T1">Work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4.181cm" svg:height="2.012cm" svg:x="7.292cm" svg:y="1.433cm">
            <text:p text:style-name="P1"><text:span text:style-name="T1">Swift servic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4.181cm" svg:height="2.012cm" svg:x="13.456cm" svg:y="1.433cm">
            <text:p text:style-name="P1"><text:span text:style-name="T1">Work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draw:layer="layout" svg:width="1.985cm" svg:height="1.377cm" svg:x="5.307cm" svg:y="1.804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" draw:text-style-name="P4" draw:layer="layout" svg:width="1.985cm" svg:height="1.324cm" svg:x="11.472cm" svg:y="1.804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5" draw:layer="layout" svg:width="14.368cm" svg:height="0.795cm" svg:x="1.201cm" svg:y="4.376cm">
            <text:p text:style-name="P1"><text:span text:style-name="T3">Shared File-syste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0.611cm" svg:height="0.985cm" svg:x="2.943cm" svg:y="3.391cm">
            <text:p/>
            <draw:enhanced-geometry svg:viewBox="0 0 21600 21600" draw:mirror-horizontal="true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" draw:text-style-name="P4" draw:layer="layout" svg:width="1.001cm" svg:height="0.768cm" svg:x="17.637cm" svg:y="2.084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custom-shape draw:style-name="gr6" draw:text-style-name="P2" draw:layer="layout" svg:width="3.68cm" svg:height="1.906cm" svg:x="16.36cm" svg:y="4.047cm">
              <text:p text:style-name="P1"><text:span text:style-name="T1">Disk</text:span></text:p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7" draw:text-style-name="P4" draw:layer="layout" svg:width="0.689cm" svg:height="0.953cm" svg:x="18.484cm" svg:y="3.444cm">
              <text:p/>
  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7" draw:text-style-name="P4" draw:layer="layout" svg:width="0.689cm" svg:height="0.953cm" svg:x="16.658cm" svg:y="3.465cm">
              <text:p/>
  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</draw:g>
          <draw:custom-shape draw:style-name="gr7" draw:text-style-name="P4" draw:layer="layout" svg:width="0.689cm" svg:height="0.953cm" svg:x="14.666cm" svg:y="3.42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16:28:57.837928378</meta:creation-date>
    <dc:date>2014-12-05T16:29:25.687350825</dc:date>
    <meta:editing-duration>P0D</meta:editing-duration>
    <meta:editing-cycles>1</meta:editing-cycles>
    <meta:document-statistic meta:object-count="20"/>
    <meta:generator>LibreOffice/4.2.6.3$Linux_X86_64 LibreOffice_project/420m0$Build-3</meta:generator>
  </office:meta>
</office:document-meta>
</file>